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wker</text:p>
      <text:p text:style-name="Standard">The trick in making this interesting … is to take the impossible to be true and see what can be done with it. 125</text:p>
      <text:p text:style-name="Standard">I believe that there is room in the field of science studies for new kinds of reading of science that are philosophically and politically rich. 124</text:p>
      <text:p text:style-name="Standard">Hampering us has been a general invocation not to enter as actors into the fields we describe. 135</text:p>
      <text:p text:style-name="Standard">The world is in us and we are in the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2-08-10T14:53:42</meta:creation-date>
    <dc:date>2012-08-10T15:02:26</dc:date>
    <dc:creator>adrian </dc:creator>
    <meta:editing-duration>PT3M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" meta:word-count="80" meta:character-count="407" meta:non-whitespace-character-count="332"/>
  </office:meta>
</office:document-meta>
</file>